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-color="#00a933" draw:textarea-horizontal-align="justify" draw:textarea-vertical-align="middle" draw:auto-grow-height="false" fo:min-height="1.318cm" fo:min-width="2.8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594cm" fo:min-width="4.8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9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7" style:family="graphic" style:parent-style-name="standard">
      <style:graphic-properties svg:stroke-color="#333333" draw:fill-color="#bf819e" draw:textarea-horizontal-align="justify" draw:textarea-vertical-align="middle" draw:auto-grow-height="false" fo:min-height="0.739cm" fo:min-width="2.9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2.418cm" fo:min-width="3.357cm"/>
      <style:paragraph-properties style:writing-mode="lr-tb"/>
    </style:style>
    <style:style style:name="gr10" style:family="graphic" style:parent-style-name="standard">
      <style:graphic-properties svg:stroke-color="#ffbf00" draw:fill-color="#ffbf00" draw:textarea-horizontal-align="justify" draw:textarea-vertical-align="middle" draw:auto-grow-height="false" fo:min-height="1.402cm" fo:min-width="2.362cm"/>
      <style:paragraph-properties style:writing-mode="lr-tb"/>
    </style:style>
    <style:style style:name="gr11" style:family="graphic" style:parent-style-name="standard">
      <style:graphic-properties svg:stroke-color="#ffbf00" draw:fill-color="#ffbf00" draw:textarea-horizontal-align="justify" draw:textarea-vertical-align="middle" draw:auto-grow-height="false" fo:min-height="1.402cm" fo:min-width="2.299cm"/>
      <style:paragraph-properties style:writing-mode="lr-tb"/>
    </style:style>
    <style:style style:name="gr12" style:family="graphic" style:parent-style-name="standard">
      <style:graphic-properties svg:stroke-color="#50938a" draw:fill-color="#afd095" draw:textarea-horizontal-align="justify" draw:textarea-vertical-align="middle" draw:auto-grow-height="false" fo:min-height="1.85cm" fo:min-width="2.794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2.544cm" fo:min-width="4.763cm"/>
      <style:paragraph-properties style:writing-mode="lr-tb"/>
    </style:style>
    <style:style style:name="gr14" style:family="graphic" style:parent-style-name="standard" style:list-style-name="L1">
      <style:graphic-properties svg:stroke-color="#50938a" draw:fill-color="#afd095" draw:textarea-horizontal-align="justify" draw:textarea-vertical-align="middle" draw:auto-grow-height="false" fo:min-height="2.03cm" fo:min-width="2.794cm"/>
      <style:paragraph-properties style:writing-mode="lr-tb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margin-left="1.588cm" fo:margin-right="1.745cm" fo:text-align="center" fo:text-indent="0cm" style:writing-mode="lr-tb"/>
      <style:text-properties fo:font-size="15pt" style:font-size-asian="15pt" style:font-size-complex="15pt"/>
    </style:style>
    <style:style style:name="P2" style:family="paragraph">
      <loext:graphic-properties draw:fill-color="#00a933"/>
      <style:paragraph-properties fo:margin-left="1.588cm" fo:margin-right="1.745cm" fo:text-align="center" fo:text-indent="0cm" style:writing-mode="lr-tb"/>
      <style:text-properties fo:font-size="15pt" style:font-size-asian="15pt" style:font-size-complex="15pt"/>
    </style:style>
    <style:style style:name="P3" style:family="paragraph">
      <style:paragraph-properties fo:margin-left="1.588cm" fo:margin-right="1.745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margin-left="1.588cm" fo:margin-right="1.745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6" style:family="paragraph"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-color="#bf819e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0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1" style:family="paragraph">
      <loext:graphic-properties draw:fill-color="#ffbf00"/>
      <style:paragraph-properties fo:text-align="center" style:writing-mode="lr-tb"/>
      <style:text-properties fo:font-size="15pt" style:font-size-asian="15pt" style:font-size-complex="15pt"/>
    </style:style>
    <style:style style:name="P12" style:family="paragraph">
      <loext:graphic-properties draw:fill-color="#afd095"/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6" style:family="paragraph"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6cm" svg:height="3.135cm" svg:x="4.81cm" svg:y="8.66cm">
          <text:p text:style-name="P1"><text:span text:style-name="T1"><text:s/></text:span><text:span text:style-name="T1">Robot close to </text:span></text:p>
          <text:p text:style-name="P1"><text:span text:style-name="T1">the wal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" draw:id="id2" draw:layer="layout" svg:width="5.358cm" svg:height="1.844cm" svg:x="8.596cm" svg:y="4.744cm">
          <text:p text:style-name="P3"><text:span text:style-name="T1">Taking Laser’s </text:span></text:p>
          <text:p text:style-name="P3"><text:span text:style-name="T1">Range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0.853cm" svg:height="1.131cm" svg:x="4.683cm" svg:y="11.668cm">
          <draw:text-box>
            <text:p><text:span text:style-name="T1">If</text:span></text:p>
          </draw:text-box>
        </draw:frame>
        <draw:frame draw:style-name="gr4" draw:text-style-name="P5" draw:layer="layout" svg:width="1.919cm" svg:height="0.847cm" svg:x="14.575cm" svg:y="6.594cm">
          <draw:text-box>
            <text:p><text:span text:style-name="T1">E</text:span><text:span text:style-name="T1">l</text:span><text:span text:style-name="T1">s</text:span><text:span text:style-name="T1">e</text:span></text:p>
          </draw:text-box>
        </draw:frame>
        <draw:frame draw:style-name="gr5" draw:text-style-name="P5" draw:layer="layout" svg:width="1.238cm" svg:height="0.944cm" svg:x="7.939cm" svg:y="6.623cm">
          <draw:text-box>
            <text:p><text:span text:style-name="T1">If</text:span></text:p>
          </draw:text-box>
        </draw:frame>
        <draw:frame draw:style-name="gr6" draw:text-style-name="P5" draw:layer="layout" svg:width="2.032cm" svg:height="0.889cm" svg:x="8.74cm" svg:y="11.766cm">
          <draw:text-box>
            <text:p><text:span text:style-name="T1">Else if</text:span></text:p>
          </draw:text-box>
        </draw:frame>
        <draw:custom-shape draw:style-name="gr7" draw:text-style-name="P7" xml:id="id1" draw:id="id1" draw:layer="layout" svg:width="4.826cm" svg:height="1.397cm" svg:x="8.874cm" svg:y="2.424cm">
          <text:p text:style-name="P6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6.35cm" svg:height="1.673cm" svg:x="1.127cm" svg:y="1.232cm">
          <draw:text-box>
            <text:p>Call_Back_Function </text:p>
          </draw:text-box>
        </draw:frame>
        <draw:custom-shape draw:style-name="gr9" draw:text-style-name="P10" xml:id="id4" draw:id="id4" draw:layer="layout" svg:width="7.713cm" svg:height="5.334cm" svg:x="12.557cm" svg:y="8.747cm">
          <text:p text:style-name="P9"><text:span text:style-name="T1">Update the speed </text:span></text:p>
          <text:p text:style-name="P9"><text:span text:style-name="T1">Based on the user </text:span></text:p>
          <text:p text:style-name="P9"><text:span text:style-name="T1">Input(Increase or </text:span></text:p>
          <text:p text:style-name="P9"><text:span text:style-name="T1">Decrease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1" xml:id="id7" draw:id="id7" draw:layer="layout" svg:width="5.724cm" svg:height="3.302cm" svg:x="7.858cm" svg:y="13.7cm">
          <text:p text:style-name="P6"><text:span text:style-name="T1">min_right&gt;min_lef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6" draw:id="id6" draw:layer="layout" svg:width="5.597cm" svg:height="3.302cm" svg:x="1.762cm" svg:y="13.7cm">
          <text:p text:style-name="P6"><text:span text:style-name="T1">min_left &gt; min_r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2" xml:id="id9" draw:id="id9" draw:layer="layout" svg:width="4.656cm" svg:height="2.968cm" svg:x="8.366cm" svg:y="19.495cm">
          <text:p text:style-name="P6"><text:span text:style-name="T1">It will </text:span><text:span text:style-name="T1">turn</text:span></text:p>
          <text:p text:style-name="P6"><text:span text:style-name="T1">to </text:span><text:span text:style-name="T1">right, </text:span><text:span text:style-name="T1">decre</text:span><text:span text:style-name="T1">ase</text:span></text:p>
          <text:p text:style-name="P6"><text:span text:style-name="T1">the </text:span><text:span text:style-name="T1">spe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5" draw:id="id5" draw:layer="layout" svg:width="5.263cm" svg:height="2.794cm" svg:x="13.954cm" svg:y="21.193cm">
          <text:p text:style-name="P13"><text:span text:style-name="T1">Go Straigh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8" draw:id="id8" draw:layer="layout" svg:width="4.656cm" svg:height="3.222cm" svg:x="2.186cm" svg:y="19.241cm">
          <text:p text:style-name="P9"><text:span text:style-name="T1">It will </text:span><text:span text:style-name="T1">turn</text:span></text:p>
          <text:p text:style-name="P9"><text:span text:style-name="T1">to left, </text:span><text:span text:style-name="T1">decreas</text:span><text:span text:style-name="T1">e</text:span></text:p>
          <text:p text:style-name="P9"><text:span text:style-name="T1">the </text:span><text:span text:style-name="T1">spe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6" draw:layer="layout" svg:x1="11.287cm" svg:y1="3.821cm" svg:x2="11.275cm" svg:y2="4.744cm" draw:start-shape="id1" draw:start-glue-point="8" draw:end-shape="id2" draw:end-glue-point="0" svg:d="M11287 3821v462h-12v461" svg:viewBox="0 0 13 924">
          <text:p/>
        </draw:connector>
        <draw:connector draw:style-name="gr16" draw:text-style-name="P17" draw:layer="layout" svg:x1="11.275cm" svg:y1="6.588cm" svg:x2="8.11cm" svg:y2="8.66cm" draw:start-shape="id2" draw:start-glue-point="2" draw:end-shape="id3" draw:end-glue-point="4" svg:d="M11275 6588v1036h-3165v1036" svg:viewBox="0 0 3166 2073">
          <text:p/>
        </draw:connector>
        <draw:connector draw:style-name="gr16" draw:text-style-name="P17" draw:layer="layout" svg:x1="11.275cm" svg:y1="6.588cm" svg:x2="16.414cm" svg:y2="8.747cm" draw:start-shape="id2" draw:start-glue-point="2" draw:end-shape="id4" draw:end-glue-point="4" svg:d="M11275 6588v1080h5139v1079" svg:viewBox="0 0 5140 2160">
          <text:p/>
        </draw:connector>
        <draw:connector draw:style-name="gr16" draw:text-style-name="P17" draw:layer="layout" draw:type="curve" svg:x1="16.414cm" svg:y1="14.081cm" svg:x2="16.585cm" svg:y2="21.193cm" draw:start-shape="id4" draw:start-glue-point="6" draw:end-shape="id5" svg:d="M16414 14081c0 5335 171 1780 171 7112" svg:viewBox="0 0 172 7113">
          <text:p/>
        </draw:connector>
        <draw:connector draw:style-name="gr16" draw:text-style-name="P17" draw:layer="layout" svg:x1="8.11cm" svg:y1="11.795cm" svg:x2="4.561cm" svg:y2="13.7cm" draw:start-shape="id3" draw:start-glue-point="6" draw:end-shape="id6" draw:end-glue-point="4" svg:d="M8110 11795v953h-3549v952" svg:viewBox="0 0 3550 1906">
          <text:p/>
        </draw:connector>
        <draw:connector draw:style-name="gr16" draw:text-style-name="P17" draw:layer="layout" svg:x1="8.11cm" svg:y1="11.795cm" svg:x2="10.72cm" svg:y2="13.7cm" draw:start-shape="id3" draw:start-glue-point="6" draw:end-shape="id7" draw:end-glue-point="4" svg:d="M8110 11795v953h2610v952" svg:viewBox="0 0 2611 1906">
          <text:p/>
        </draw:connector>
        <draw:connector draw:style-name="gr16" draw:text-style-name="P17" draw:layer="layout" svg:x1="4.561cm" svg:y1="17.002cm" svg:x2="4.514cm" svg:y2="19.241cm" draw:start-shape="id6" draw:start-glue-point="6" draw:end-shape="id8" draw:end-glue-point="4" svg:d="M4561 17002v1120h-47v1119" svg:viewBox="0 0 48 2240">
          <text:p/>
        </draw:connector>
        <draw:connector draw:style-name="gr16" draw:text-style-name="P17" draw:layer="layout" svg:x1="10.72cm" svg:y1="17.002cm" svg:x2="10.694cm" svg:y2="19.495cm" draw:start-shape="id7" draw:start-glue-point="6" draw:end-shape="id9" draw:end-glue-point="4" svg:d="M10720 17002v1247h-26v1246" svg:viewBox="0 0 27 2494">
          <text:p/>
        </draw:connector>
        <draw:connector draw:style-name="gr16" draw:text-style-name="P17" draw:layer="layout" draw:line-skew="1.911cm -6.466cm" svg:x1="4.514cm" svg:y1="22.463cm" svg:x2="8.596cm" svg:y2="5.666cm" draw:start-shape="id8" draw:start-glue-point="8" draw:end-shape="id2" draw:end-glue-point="3" svg:d="M4514 22463v2413h-3260v-19210h7342" svg:viewBox="0 0 7343 19211">
          <text:p/>
        </draw:connector>
        <draw:connector draw:style-name="gr16" draw:text-style-name="P17" draw:layer="layout" draw:line-skew="0.902cm" svg:x1="10.694cm" svg:y1="22.463cm" svg:x2="4.481cm" svg:y2="24.729cm" draw:start-shape="id9" draw:start-glue-point="8" svg:d="M10694 22463v2286h-6213v-20" svg:viewBox="0 0 6214 2287">
          <text:p/>
        </draw:connector>
        <draw:connector draw:style-name="gr15" draw:text-style-name="P16" draw:layer="layout" svg:x1="16.585cm" svg:y1="23.987cm" svg:x2="10.725cm" svg:y2="24.729cm" draw:start-shape="id5" draw:start-glue-point="2" svg:d="M16585 23987v622h-5860v120" svg:viewBox="0 0 5861 74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2:46:13.666195751</meta:creation-date>
    <dc:date>2021-12-29T16:36:35.900091043</dc:date>
    <meta:editing-duration>PT1H25M9S</meta:editing-duration>
    <meta:editing-cycles>6</meta:editing-cycles>
    <meta:generator>LibreOffice/6.4.7.2$Linux_X86_64 LibreOffice_project/40$Build-2</meta:generator>
    <meta:document-statistic meta:object-count="25"/>
  </office:meta>
</office:document-meta>
</file>